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officeooo:rsid="003a1ee2" officeooo:paragraph-rsid="003a1ee2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 style:list-style-name="L1">
      <style:text-properties style:font-name="Cambria" officeooo:rsid="003306a4" officeooo:paragraph-rsid="00333da2"/>
    </style:style>
    <style:style style:name="P6" style:family="paragraph" style:parent-style-name="Text_20_body" style:list-style-name="L1">
      <style:text-properties style:font-name="Cambria" officeooo:rsid="00360276" officeooo:paragraph-rsid="00360276"/>
    </style:style>
    <style:style style:name="P7" style:family="paragraph" style:parent-style-name="Text_20_body" style:list-style-name="L1">
      <style:text-properties style:font-name="Cambria" officeooo:rsid="0036f3fe" officeooo:paragraph-rsid="0036f3fe"/>
    </style:style>
    <style:style style:name="P8" style:family="paragraph" style:parent-style-name="Text_20_body" style:list-style-name="L1">
      <style:text-properties style:font-name="Cambria" officeooo:paragraph-rsid="003306a4"/>
    </style:style>
    <style:style style:name="P9" style:family="paragraph" style:parent-style-name="Text_20_body" style:list-style-name="L1">
      <style:text-properties style:font-name="Cambria" officeooo:paragraph-rsid="00360276"/>
    </style:style>
    <style:style style:name="P10" style:family="paragraph" style:parent-style-name="Text_20_body" style:list-style-name="L1">
      <style:text-properties style:font-name="Cambria" officeooo:rsid="00360276" officeooo:paragraph-rsid="00366a60"/>
    </style:style>
    <style:style style:name="P11" style:family="paragraph" style:parent-style-name="Text_20_body" style:list-style-name="L1">
      <style:text-properties style:font-name="Cambria" officeooo:rsid="00366a60" officeooo:paragraph-rsid="00366a60"/>
    </style:style>
    <style:style style:name="P12" style:family="paragraph" style:parent-style-name="Text_20_body" style:list-style-name="L1" style:master-page-name="">
      <style:paragraph-properties fo:margin-left="0in" fo:margin-right="-0.2602in" fo:margin-top="0in" fo:margin-bottom="0.0835in" style:contextual-spacing="false" fo:text-indent="0in" style:auto-text-indent="false" style:page-number="auto"/>
      <style:text-properties style:font-name="Cambria"/>
    </style:style>
    <style:style style:name="P13" style:family="paragraph" style:parent-style-name="Text_20_body" style:list-style-name="L1">
      <style:paragraph-properties fo:margin-left="0in" fo:margin-right="-0.2602in" fo:margin-top="0in" fo:margin-bottom="0.0835in" style:contextual-spacing="false" fo:text-indent="0in" style:auto-text-indent="false"/>
      <style:text-properties style:font-name="Cambria" officeooo:rsid="003306a4" officeooo:paragraph-rsid="003306a4"/>
    </style:style>
    <style:style style:name="P14" style:family="paragraph" style:parent-style-name="Text_20_body" style:list-style-name="L1">
      <style:text-properties style:font-name="Cambria" officeooo:paragraph-rsid="00323d8f"/>
    </style:style>
    <style:style style:name="P15" style:family="paragraph" style:parent-style-name="Text_20_body" style:list-style-name="L1">
      <style:text-properties style:font-name="Cambria" officeooo:paragraph-rsid="00333da2"/>
    </style:style>
    <style:style style:name="P16" style:family="paragraph" style:parent-style-name="Text_20_body" style:list-style-name="L1">
      <style:text-properties style:font-name="Cambria" officeooo:rsid="0031edf7" officeooo:paragraph-rsid="00333da2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Text_20_body">
      <style:text-properties officeooo:paragraph-rsid="00333da2"/>
    </style:style>
    <style:style style:name="P19" style:family="paragraph" style:parent-style-name="Text_20_body" style:list-style-name="L2">
      <style:text-properties style:font-name="Cambria" officeooo:rsid="00458cfa" officeooo:paragraph-rsid="00458cfa"/>
    </style:style>
    <style:style style:name="P20" style:family="paragraph" style:parent-style-name="Text_20_body" style:list-style-name="L2">
      <style:text-properties style:font-name="Cambria"/>
    </style:style>
    <style:style style:name="P21" style:family="paragraph" style:parent-style-name="Text_20_body" style:list-style-name="L3">
      <style:text-properties style:font-name="Cambria"/>
    </style:style>
    <style:style style:name="P22" style:family="paragraph" style:parent-style-name="Text_20_body" style:list-style-name="L4">
      <style:text-properties style:font-name="Cambria"/>
    </style:style>
    <style:style style:name="P23" style:family="paragraph" style:parent-style-name="Text_20_body" style:list-style-name="L5">
      <style:text-properties style:font-name="Cambria" officeooo:paragraph-rsid="0040ccb1"/>
    </style:style>
    <style:style style:name="P24" style:family="paragraph" style:parent-style-name="Text_20_body">
      <style:text-properties officeooo:paragraph-rsid="0040ccb1"/>
    </style:style>
    <style:style style:name="P25" style:family="paragraph" style:parent-style-name="Text_20_body" style:list-style-name="L6"/>
    <style:style style:name="P26" style:family="paragraph" style:parent-style-name="Text_20_body" style:list-style-name="L6">
      <style:text-properties style:font-name="Cambria" fo:font-weight="normal" style:font-weight-asian="normal" style:font-weight-complex="normal"/>
    </style:style>
    <style:style style:name="P27" style:family="paragraph" style:parent-style-name="Text_20_body" style:list-style-name="L7">
      <style:text-properties style:font-name="Cambria"/>
    </style:style>
    <style:style style:name="P28" style:family="paragraph" style:parent-style-name="Text_20_body" style:list-style-name="L7">
      <style:text-properties style:font-name="Cambria" officeooo:rsid="001e9b3a" officeooo:paragraph-rsid="001e9b3a"/>
    </style:style>
    <style:style style:name="P29" style:family="paragraph" style:parent-style-name="Text_20_body" style:list-style-name="L7">
      <style:text-properties style:font-name="Cambria" officeooo:rsid="002655ab" officeooo:paragraph-rsid="002655ab"/>
    </style:style>
    <style:style style:name="P30" style:family="paragraph" style:parent-style-name="Text_20_body" style:list-style-name="L7">
      <style:text-properties officeooo:paragraph-rsid="0022770f"/>
    </style:style>
    <style:style style:name="P31" style:family="paragraph" style:parent-style-name="Text_20_body" style:list-style-name="L7"/>
    <style:style style:name="P32" style:family="paragraph" style:parent-style-name="Text_20_body" style:list-style-name="L7">
      <style:text-properties style:font-name="Cambria" officeooo:paragraph-rsid="002a37cf"/>
    </style:style>
    <style:style style:name="P33" style:family="paragraph" style:parent-style-name="Text_20_body" style:list-style-name="L7">
      <style:text-properties style:font-name="Cambria" officeooo:rsid="002a37cf" officeooo:paragraph-rsid="002a37cf"/>
    </style:style>
    <style:style style:name="P34" style:family="paragraph" style:parent-style-name="Heading_20_4">
      <style:paragraph-properties fo:break-before="page"/>
    </style:style>
    <style:style style:name="P35" style:family="paragraph" style:parent-style-name="Text_20_body" style:list-style-name="L8">
      <style:text-properties style:font-name="Cambria"/>
    </style:style>
    <style:style style:name="P36" style:family="paragraph" style:parent-style-name="Heading_20_4">
      <style:text-properties officeooo:paragraph-rsid="00492686"/>
    </style:style>
    <style:style style:name="P37" style:family="paragraph" style:parent-style-name="Text_20_body" style:list-style-name="L9">
      <style:text-properties style:font-name="Cambria"/>
    </style:style>
    <style:style style:name="P38" style:family="paragraph" style:parent-style-name="Text_20_body" style:list-style-name="L10">
      <style:text-properties style:font-name="Cambria"/>
    </style:style>
    <style:style style:name="P39" style:family="paragraph" style:parent-style-name="Text_20_body" style:list-style-name="L10"/>
    <style:style style:name="P40" style:family="paragraph" style:parent-style-name="Text_20_body" style:list-style-name="L10">
      <style:text-properties style:font-name="Calibri"/>
    </style:style>
    <style:style style:name="P41" style:family="paragraph" style:parent-style-name="Text_20_body" style:list-style-name="L10">
      <style:text-properties style:font-name="Calibri" officeooo:rsid="003002d1" officeooo:paragraph-rsid="003002d1"/>
    </style:style>
    <style:style style:name="P42" style:family="paragraph" style:parent-style-name="Text_20_body" style:list-style-name="L11">
      <style:text-properties style:font-name="Cambria"/>
    </style:style>
    <style:style style:name="P43" style:family="paragraph" style:parent-style-name="Text_20_body" style:list-style-name="L12">
      <style:text-properties style:font-name="Cambria"/>
    </style:style>
    <style:style style:name="P44" style:family="paragraph" style:parent-style-name="Text_20_body" style:list-style-name="L13">
      <style:text-properties style:font-name="Cambria"/>
    </style:style>
    <style:style style:name="P45" style:family="paragraph" style:parent-style-name="Text_20_body" style:list-style-name="L14">
      <style:text-properties style:font-name="Cambria"/>
    </style:style>
    <style:style style:name="P46" style:family="paragraph" style:parent-style-name="Heading_20_4">
      <style:text-properties officeooo:paragraph-rsid="00360276"/>
    </style:style>
    <style:style style:name="P47" style:family="paragraph" style:parent-style-name="Text_20_body" style:list-style-name="L15">
      <style:text-properties style:font-name="Cambria"/>
    </style:style>
    <style:style style:name="P48" style:family="paragraph" style:parent-style-name="Text_20_body" style:list-style-name="L15"/>
    <style:style style:name="P49" style:family="paragraph" style:parent-style-name="Heading_20_3">
      <style:text-properties style:font-name="Cambria"/>
    </style:style>
    <style:style style:name="P50" style:family="paragraph" style:parent-style-name="Text_20_body" style:list-style-name="L16">
      <style:text-properties style:font-name="Cambria"/>
    </style:style>
    <style:style style:name="P51" style:family="paragraph" style:parent-style-name="Text_20_body" style:list-style-name="L17">
      <style:text-properties style:font-name="Cambria"/>
    </style:style>
    <style:style style:name="P52" style:family="paragraph" style:parent-style-name="Standard">
      <style:text-properties style:font-name="Cambria"/>
    </style:style>
    <style:style style:name="P53" style:family="paragraph" style:parent-style-name="Heading_20_3">
      <style:paragraph-properties fo:break-before="page"/>
      <style:text-properties style:font-name="Cambria"/>
    </style:style>
    <style:style style:name="P54" style:family="paragraph" style:parent-style-name="Standard">
      <style:text-properties fo:font-variant="normal" fo:text-transform="none" style:font-name="Cambria" fo:letter-spacing="normal" fo:font-style="normal" fo:font-weight="normal"/>
    </style:style>
    <style:style style:name="P5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Cambria" fo:letter-spacing="normal" fo:font-style="normal" fo:font-weight="normal"/>
    </style:style>
    <style:style style:name="P5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Cambria" fo:letter-spacing="normal" fo:font-style="normal" fo:font-weight="normal" style:font-weight-asian="normal" style:font-weight-complex="normal"/>
    </style:style>
    <style:style style:name="T1" style:family="text">
      <style:text-properties style:font-name="Cambria"/>
    </style:style>
    <style:style style:name="T2" style:family="text">
      <style:text-properties officeooo:rsid="0036f3fe"/>
    </style:style>
    <style:style style:name="T3" style:family="text">
      <style:text-properties officeooo:rsid="00323d8f"/>
    </style:style>
    <style:style style:name="T4" style:family="text">
      <style:text-properties officeooo:rsid="003c77ce"/>
    </style:style>
    <style:style style:name="T5" style:family="text">
      <style:text-properties style:font-name="Cambria" officeooo:rsid="00323d8f"/>
    </style:style>
    <style:style style:name="T6" style:family="text">
      <style:text-properties style:font-name="Cambria" officeooo:rsid="003306a4"/>
    </style:style>
    <style:style style:name="T7" style:family="text">
      <style:text-properties style:font-name="Cambria" officeooo:rsid="0043938c"/>
    </style:style>
    <style:style style:name="T8" style:family="text">
      <style:text-properties style:font-name="Cambria" officeooo:rsid="00397e6f"/>
    </style:style>
    <style:style style:name="T9" style:family="text">
      <style:text-properties style:font-name="Cambria" officeooo:rsid="0039d582"/>
    </style:style>
    <style:style style:name="T10" style:family="text">
      <style:text-properties officeooo:rsid="003a1ee2"/>
    </style:style>
    <style:style style:name="T11" style:family="text">
      <style:text-properties officeooo:rsid="001e9b3a"/>
    </style:style>
    <style:style style:name="T12" style:family="text">
      <style:text-properties officeooo:rsid="003306a4"/>
    </style:style>
    <style:style style:name="T13" style:family="text">
      <style:text-properties officeooo:rsid="00360276"/>
    </style:style>
    <style:style style:name="T14" style:family="text">
      <style:text-properties style:font-name="Cambria" fo:font-weight="bold" style:font-weight-asian="bold" style:font-weight-complex="bold"/>
    </style:style>
    <style:style style:name="T15" style:family="text">
      <style:text-properties style:font-name="Cambria" fo:font-weight="normal" style:font-weight-asian="normal" style:font-weight-complex="normal"/>
    </style:style>
    <style:style style:name="T16" style:family="text">
      <style:text-properties style:font-name="Cambria" fo:font-style="italic" fo:font-weight="normal" officeooo:rsid="00333da2" style:font-style-asian="italic" style:font-weight-asian="normal" style:font-style-complex="italic" style:font-weight-complex="normal"/>
    </style:style>
    <style:style style:name="T17" style:family="text">
      <style:text-properties style:font-name="Cambria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458cfa"/>
    </style:style>
    <style:style style:name="T19" style:family="text">
      <style:text-properties style:font-name="Cambria" officeooo:rsid="003f70b0"/>
    </style:style>
    <style:style style:name="T20" style:family="text">
      <style:text-properties style:font-name="Cambria" fo:font-weight="normal" officeooo:rsid="004755f6" style:font-weight-asian="normal" style:font-weight-complex="normal"/>
    </style:style>
    <style:style style:name="T21" style:family="text">
      <style:text-properties officeooo:rsid="004755f6"/>
    </style:style>
    <style:style style:name="T22" style:family="text">
      <style:text-properties style:font-name="Cambria" fo:font-weight="normal" officeooo:rsid="00492686" style:font-weight-asian="normal" style:font-weight-complex="normal"/>
    </style:style>
    <style:style style:name="T23" style:family="text">
      <style:text-properties style:font-name="Cambria" fo:font-style="italic" style:font-style-asian="italic" style:font-style-complex="italic"/>
    </style:style>
    <style:style style:name="T24" style:family="text">
      <style:text-properties officeooo:rsid="0020c7c0"/>
    </style:style>
    <style:style style:name="T25" style:family="text">
      <style:text-properties officeooo:rsid="0022770f"/>
    </style:style>
    <style:style style:name="T26" style:family="text">
      <style:text-properties officeooo:rsid="002a37cf"/>
    </style:style>
    <style:style style:name="T27" style:family="text">
      <style:text-properties officeooo:rsid="0042f71b"/>
    </style:style>
    <style:style style:name="T28" style:family="text">
      <style:text-properties officeooo:rsid="002b67a7"/>
    </style:style>
    <style:style style:name="T29" style:family="text">
      <style:text-properties officeooo:rsid="0023ffeb"/>
    </style:style>
    <style:style style:name="T30" style:family="text">
      <style:text-properties style:font-name="Cambria" style:text-underline-style="solid" style:text-underline-width="auto" style:text-underline-color="font-color" fo:font-weight="normal" officeooo:rsid="0020d2a3" style:font-weight-asian="normal" style:font-weight-complex="normal"/>
    </style:style>
    <style:style style:name="T31" style:family="text">
      <style:text-properties style:font-name="Cambria" fo:font-weight="normal" officeooo:rsid="0020d2a3" style:font-weight-asian="normal" style:font-weight-complex="normal"/>
    </style:style>
    <style:style style:name="T32" style:family="text">
      <style:text-properties style:font-name="Cambria" fo:font-weight="normal" officeooo:rsid="0020c7c0" style:font-weight-asian="normal" style:font-weight-complex="normal"/>
    </style:style>
    <style:style style:name="T33" style:family="text">
      <style:text-properties style:font-name="Cambria" fo:font-weight="normal" officeooo:rsid="0022770f" style:font-weight-asian="normal" style:font-weight-complex="normal"/>
    </style:style>
    <style:style style:name="T34" style:family="text">
      <style:text-properties style:font-name="Cambria" fo:font-weight="normal" officeooo:rsid="001fe64a" style:font-weight-asian="normal" style:font-weight-complex="normal"/>
    </style:style>
    <style:style style:name="T35" style:family="text">
      <style:text-properties style:font-name="Cambria" fo:font-weight="normal" officeooo:rsid="002b67a7" style:font-weight-asian="normal" style:font-weight-complex="normal"/>
    </style:style>
    <style:style style:name="T36" style:family="text">
      <style:text-properties officeooo:rsid="002c68bc"/>
    </style:style>
    <style:style style:name="T37" style:family="text">
      <style:text-properties officeooo:rsid="0029d04a"/>
    </style:style>
    <style:style style:name="T38" style:family="text">
      <style:text-properties style:font-name="Cambria" officeooo:rsid="00492686"/>
    </style:style>
    <style:style style:name="T39" style:family="text">
      <style:text-properties officeooo:rsid="002d0fcb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Mark Entingh</text:span></text:span><text:span text:style-name="T1"><text:line-break/>Leander, TX 78641<text:line-break/>entingh@gmail.com | 702-468-5743<text:line-break/></text:span><text:a xlink:type="simple" xlink:href="http://www.github.com/markentingh" text:style-name="Internet_20_link" text:visited-style-name="Visited_20_Internet_20_Link"><text:span text:style-name="T1">GitHub</text:span></text:a><text:span text:style-name="T1"> | </text:span><text:a xlink:type="simple" xlink:href="http://www.markentingh.com/" text:style-name="Internet_20_link" text:visited-style-name="Visited_20_Internet_20_Link"><text:span text:style-name="T1">Portfolio</text:span></text:a><text:span text:style-name="T1"> | </text:span><text:a xlink:type="simple" xlink:href="https://www.datasilk.io/" text:style-name="Internet_20_link" text:visited-style-name="Visited_20_Internet_20_Link"><text:span text:style-name="T1">Datasilk</text:span></text:a></text:p>
      <text:h text:style-name="Heading_20_3" text:outline-level="3"><text:span text:style-name="Strong_20_Emphasis"><text:span text:style-name="T1">Professional Summary</text:span></text:span></text:h>
      <text:p text:style-name="P1">I’m a seasoned Full-Stack .NET Web Developer with over 2<text:span text:style-name="T2">6</text:span> years of experience building scalable and efficient software solutions <text:span text:style-name="T3">from the ground up</text:span>. While I have deep expertise in Microsoft technologies, I also actively leverage open-source frameworks like React and Next.js to create dynamic and high-performing applications. My background spans software architecture, cloud infrastructure, database engineering, UI/UX design, system optimizations, <text:span text:style-name="T3">dev</text:span><text:span text:style-name="T4">O</text:span><text:span text:style-name="T3">ps,</text:span> <text:span text:style-name="T3">&amp; </text:span>project management. I’ve led development teams, mentored engineers, and executed large-scale software migrations, always focused on delivering intuitive, high-quality solutions.</text:p>
      <text:p text:style-name="Text_20_body"><text:span text:style-name="T1">Beyond web development, I’m passionate about </text:span><text:span text:style-name="T5">open source </text:span><text:span text:style-name="T6">projects</text:span><text:span text:style-name="T5">,</text:span><text:span text:style-name="T1"> AI </text:span><text:span text:style-name="T7">engineering</text:span><text:span text:style-name="T1">, and VR </text:span><text:span text:style-name="T7">game development</text:span><text:span text:style-name="T1">. In my free time, I’</text:span><text:span text:style-name="T5">ve developed over 40 open source </text:span><text:span text:style-name="T7">web </text:span><text:span text:style-name="T5">projects from scratch over the past decade </text:span><text:span text:style-name="T6">(</text:span><text:a xlink:type="simple" xlink:href="https://github.com/datasilk" text:style-name="Internet_20_link" text:visited-style-name="Visited_20_Internet_20_Link"><text:span text:style-name="T6">github.com/datasilk</text:span></text:a><text:span text:style-name="T6">)</text:span><text:span text:style-name="T5">, and </text:span><text:span text:style-name="T6">I</text:span><text:span text:style-name="T5">’</text:span><text:span text:style-name="T6">ve been</text:span><text:span text:style-name="T5"> utilizing Windsurf <text:s/></text:span><text:span text:style-name="T7">+ Claude 4.5 </text:span><text:span text:style-name="T6">over the past </text:span><text:span text:style-name="T7">year</text:span><text:span text:style-name="T6"> </text:span><text:span text:style-name="T5">to work on my personal projects in the evenings &amp; weekends, building web apps and AI agents </text:span><text:span text:style-name="T7">as a prompt engineer</text:span><text:span text:style-name="T5">. </text:span><text:span text:style-name="T6">During the work week, </text:span><text:span text:style-name="T5">I utilize Copilot in Visual Studio </text:span><text:span text:style-name="T6">for writing code and digesting information about extremely large projects that dozens of people work on every day.</text:span><text:span text:style-name="T5"><text:line-break/><text:line-break/>When I find the time, I work on </text:span><text:span text:style-name="T6">my</text:span><text:span text:style-name="T1"> VR game using Unreal Engine 5 and Blender 3D, </text:span><text:span text:style-name="T6">engineering virtual </text:span><text:span text:style-name="T7">weapons &amp; </text:span><text:span text:style-name="T6">environments</text:span><text:span text:style-name="T1">. </text:span><text:span text:style-name="T8">I’ve developed various HLSL GPU shaders for my game that generate &amp; render infinite, procedural-generated landscapes. </text:span><text:span text:style-name="T1">I’m always looking for ways to push the boundaries of technology and explore new innovations, </text:span><text:span text:style-name="T9">not only in web development, but in game development, too.</text:span></text:p>
      <text:p text:style-name="P1">I’m currently seeking opportunities where I can apply my expertise in software engineering <text:span text:style-name="T3">as a full-stack .NET/React engineer </text:span>while collaborating with forward-thinking teams <text:span text:style-name="T10">that use</text:span><text:span text:style-name="T3"> AI </text:span><text:span text:style-name="T10">to write code and maybe even build AI agents. That would be nice.</text:span></text:p>
      <text:p text:style-name="P1"/>
      <text:p text:style-name="P1"/>
      <text:p text:style-name="P1"/>
      <text:p text:style-name="P2">Sincerely,</text:p>
      <text:p text:style-name="P2">Mark Entingh</text:p>
      <text:p text:style-name="P1"/>
      <text:p text:style-name="Text_20_body"><text:span text:style-name="Strong_20_Emphasis"><text:span text:style-name="T1"/></text:span></text:p>
      <text:p text:style-name="P3"><text:span text:style-name="Strong_20_Emphasis"><text:span text:style-name="T1">Core Competencies:</text:span></text:span></text:p>
      <text:list text:style-name="L1">
        <text:list-item>
          <text:p text:style-name="P4">Full-Stack Web Development </text:p>
          <text:list>
            <text:list-item>
              <text:p text:style-name="P4">C#, ASP.NET <text:span text:style-name="T3">9</text:span>.0 MVC, API Controllers, Razor</text:p>
            </text:list-item>
            <text:list-item>
              <text:p text:style-name="P4">React 19, NextJS 15<text:span text:style-name="T11">, </text:span>Angular 18, Vue.js, jQuery</text:p>
            </text:list-item>
            <text:list-item>
              <text:p text:style-name="P4">HTML5, CSS, LESS, SSAS, JavaScript</text:p>
            </text:list-item>
            <text:list-item>
              <text:p text:style-name="P5">Node.js, <text:span text:style-name="T11">Vite, Webpack</text:span>, Gulp</text:p>
            </text:list-item>
            <text:list-item>
              <text:p text:style-name="P6">SendGrid, Stripe, <text:span text:style-name="T2">PDF Export</text:span></text:p>
            </text:list-item>
            <text:list-item>
              <text:p text:style-name="P7">WYSIWYG Editors &amp; plugin development for CK Editor,</text:p>
            </text:list-item>
            <text:list-item>
              <text:p text:style-name="P7">Custom-built PowerPoint editor with pptx file export 100% in JavaScript</text:p>
            </text:list-item>
          </text:list>
        </text:list-item>
        <text:list-item>
          <text:p text:style-name="P4">Cloud Architecture</text:p>
          <text:list>
            <text:list-item>
              <text:p text:style-name="P4">AWS (Cloud Formation, EC2, Lambda, Fargate, ECR &amp; ECS, SQS, RDS, ELB, Elasticsearch)</text:p>
            </text:list-item>
            <text:list-item>
              <text:p text:style-name="P4">Azure (App Services <text:span text:style-name="T3">&amp;</text:span> Blob <text:span text:style-name="T3">Storage</text:span>)</text:p>
            </text:list-item>
          </text:list>
        </text:list-item>
        <text:list-item>
          <text:p text:style-name="P8">Data Engineering (SQL Server 2022, Dapper <text:span text:style-name="T12">&amp;</text:span> Entity Framework, SQLite, MongoDB)</text:p>
        </text:list-item>
        <text:list-item>
          <text:p text:style-name="P9">AI Agent Development (<text:span text:style-name="T13">ChatGPT</text:span>, <text:span text:style-name="T13">Gemini, </text:span><text:span text:style-name="T12">Claude, Qwen, </text:span><text:span text:style-name="T13">Stability.ai, Eleven Labs, </text:span><text:span text:style-name="T12">ComfyUI</text:span>)</text:p>
          <text:list>
            <text:list-item>
              <text:p text:style-name="P10">Web Scraping using CefSharp</text:p>
            </text:list-item>
            <text:list-item>
              <text:p text:style-name="P10"><text:span text:style-name="T12">OpenAI </text:span>APIs<text:span text:style-name="T12"> in C#</text:span></text:p>
            </text:list-item>
            <text:list-item>
              <text:p text:style-name="P11">Console app development</text:p>
            </text:list-item>
          </text:list>
        </text:list-item>
        <text:list-item>
          <text:p text:style-name="P4">Software Architecture &amp; Documentation (SOLID principles, Multi-threading, Markdown)</text:p>
        </text:list-item>
        <text:list-item>
          <text:p text:style-name="P4">Agile Project Management &amp; Mentoring (Asana, Jira, <text:span text:style-name="T12">Teams</text:span>, Slack)</text:p>
        </text:list-item>
        <text:list-item>
          <text:p text:style-name="P12">System Performance &amp; App Responsiveness Optimizations (DevOps, SQL Queries, C#, JavaScript)</text:p>
        </text:list-item>
        <text:list-item>
          <text:p text:style-name="P13">Log Analytics Platforms (Elasticsearch, Splunk)</text:p>
        </text:list-item>
        <text:list-item>
          <text:p text:style-name="P14">Software Migration &amp; Deployment <text:span text:style-name="T12">Setup</text:span> (CI/CD via Azure DevOps <text:span text:style-name="T12">&amp; </text:span>AWS CloudFront)</text:p>
        </text:list-item>
        <text:list-item>
          <text:p text:style-name="P14">UI/UX Design &amp; Optimization (Photoshop, Illustrator, Affinity Designer, Figma, Miro)</text:p>
        </text:list-item>
        <text:list-item>
          <text:p text:style-name="P15">VR Game Development (Unreal Engine 5.5, Blender 3D, C++, HLSL <text:span text:style-name="T3">shader programming</text:span>)</text:p>
        </text:list-item>
        <text:list-item>
          <text:p text:style-name="P16">Mobile app development using React Native + Realms (2 years experience)</text:p>
        </text:list-item>
      </text:list>
      <text:h text:style-name="P17" text:outline-level="3"><text:span text:style-name="Strong_20_Emphasis"><text:span text:style-name="T1">Professional Experience</text:span></text:span></text:h>
      <text:p text:style-name="P18"><text:span text:style-name="Strong_20_Emphasis"><text:span text:style-name="T1">Senior Software Engineer (remote)</text:span></text:span><text:span text:style-name="Strong_20_Emphasis"><text:span text:style-name="T14"> </text:span></text:span></text:p>
      <text:p text:style-name="P18"><text:span text:style-name="Strong_20_Emphasis"><text:span text:style-name="T1">Charles Schwab – Remote</text:span></text:span><text:span text:style-name="Strong_20_Emphasis"><text:span text:style-name="T14"> </text:span></text:span><text:span text:style-name="Strong_20_Emphasis"><text:span text:style-name="T15">| </text:span></text:span><text:span text:style-name="Strong_20_Emphasis"><text:span text:style-name="T16">May 2025</text:span></text:span><text:span text:style-name="Strong_20_Emphasis"><text:span text:style-name="T17"> – Present</text:span></text:span></text:p>
      <text:list text:style-name="L2">
        <text:list-item>
          <text:p text:style-name="P19">Implemented cutting-edge authentication technologies using C# and MongoDB.</text:p>
        </text:list-item>
        <text:list-item>
          <text:p text:style-name="P20">Built <text:span text:style-name="T18">&amp; ran </text:span>comprehensive regression test<text:span text:style-name="T18">ing scenarios </text:span>using Gherkin and Java <text:span text:style-name="T18">Cucumber</text:span></text:p>
        </text:list-item>
        <text:list-item>
          <text:p text:style-name="P20">Implemented unit tests for all C# code changes, maintaining 95% SonarQube <text:span text:style-name="T18">code</text:span> coverage requirements </text:p>
        </text:list-item>
      </text:list>
      <text:list text:style-name="L3">
        <text:list-item>
          <text:p text:style-name="P21">Created and maintained MongoDB automation scripts for database operations and data migration processes </text:p>
        </text:list-item>
      </text:list>
      <text:list text:style-name="L4">
        <text:list-item>
          <text:p text:style-name="P22">Upgraded vulnerable packages across several Java projects to ensure security compliance and reduce technical debt </text:p>
        </text:list-item>
      </text:list>
      <text:list text:style-name="L5">
        <text:list-item>
          <text:p text:style-name="P23">Designed and implemented GitHub Action workflows for CI/CD pipeline automation and deployment processes </text:p>
        </text:list-item>
      </text:list>
      <text:p text:style-name="P24"><text:span text:style-name="Strong_20_Emphasis"><text:span text:style-name="T1"/></text:span></text:p>
      <text:p text:style-name="P24"><text:span text:style-name="Strong_20_Emphasis"><text:span text:style-name="T1">Senior Full-Stack Software Engineer (</text:span></text:span><text:span text:style-name="Strong_20_Emphasis"><text:span text:style-name="T19">Co-Founder</text:span></text:span><text:span text:style-name="Strong_20_Emphasis"><text:span text:style-name="T1">)</text:span></text:span><text:span text:style-name="T1"><text:line-break/></text:span><text:span text:style-name="Strong_20_Emphasis"><text:span text:style-name="T1">Rdio.ai – </text:span></text:span><text:span text:style-name="Strong_20_Emphasis"><text:span text:style-name="T19">Remote</text:span></text:span><text:span text:style-name="T1"> | </text:span><text:span text:style-name="Emphasis"><text:span text:style-name="T19">March 2025 – Present</text:span></text:span></text:p>
      <text:list text:style-name="L6">
        <text:list-item>
          <text:p text:style-name="P25"><text:span text:style-name="Strong_20_Emphasis"><text:span text:style-name="T15">Architected and developed</text:span></text:span><text:span text:style-name="T15"> a comprehensive AI-powered web application enabling radio sales representatives to generate dynamic PowerPoint presentations using </text:span><text:span text:style-name="T20">AI agents and</text:span><text:span text:style-name="T15"> custom Q&amp;A workflows, resulting in streamlined sales processes for radio advertising clients. </text:span></text:p>
        </text:list-item>
        <text:list-item>
          <text:p text:style-name="P26"><text:span text:style-name="T21">Built an</text:span> enterprise full-stack application utilizing .NET 9.0 Web API with repository pattern and clean architecture, React 19 front-end with Vite build tooling, and SQL Server with Dapper ORM, implementing secure authentication, dependency injection, and modern development best practices. </text:p>
        </text:list-item>
        <text:list-item>
          <text:p text:style-name="P25"><text:span text:style-name="Strong_20_Emphasis"><text:span text:style-name="T15">Integrated advanced AI capabilities</text:span></text:span><text:span text:style-name="T15"> using OpenAI API to power intelligent slide generation based on user responses, including custom prompt engineering and token usage analytics to optimize AI interactions and cost management. </text:span></text:p>
        </text:list-item>
        <text:list-item>
          <text:p text:style-name="P25"><text:span text:style-name="Strong_20_Emphasis"><text:span text:style-name="T15">Developed sophisticated presentation tools</text:span></text:span><text:span text:style-name="T15"> including WYSIWYG slide editor using CKEditor 5 </text:span><text:span text:style-name="T22">for text editing</text:span><text:span text:style-name="T15">, PowerPoint export functionality via PptxGenJS library, dynamic template system with theme management, and real-time collaborative editing features using SignalR. </text:span></text:p>
        </text:list-item>
        <text:list-item>
          <text:p text:style-name="P25"><text:span text:style-name="Strong_20_Emphasis"><text:span text:style-name="T15">Implemented enterprise-grade features</text:span></text:span><text:span text:style-name="T15"> including JWT-based authentication system, role-based access control (admin/owner/manager/user), multi-tenant radio station management, Azure Blob Storage integration for media assets, and Stripe payment processing. </text:span></text:p>
        </text:list-item>
        <text:list-item>
          <text:p text:style-name="P25"><text:span text:style-name="Strong_20_Emphasis"><text:span text:style-name="T15">Deployed scalable cloud infrastructure</text:span></text:span><text:span text:style-name="T15"> on Microsoft Azure with separate environments (dev/staging/production), automated CI/CD pipelines using Azure DevOps, App Service hosting for both React frontend and .NET API, and comprehensive monitoring with Serilog logging. </text:span></text:p>
        </text:list-item>
        <text:list-item>
          <text:p text:style-name="P25"><text:span text:style-name="Strong_20_Emphasis"><text:span text:style-name="T15">Enhanced user experience</text:span></text:span><text:span text:style-name="T15"> with responsive React components, canvas-based image capture (HTML2Canvas), drag-and-drop interfaces, real-time notifications, progress tracking, and comprehensive analytics dashboard showing AI token usage and presentation metrics.</text:span></text:p>
        </text:list-item>
      </text:list>
      <text:h text:style-name="Heading_20_4" text:outline-level="4"><text:soft-page-break/><text:span text:style-name="Strong_20_Emphasis"><text:span text:style-name="T1">Senior Software Engineer (remote)</text:span></text:span></text:h>
      <text:p text:style-name="Text_20_body"><text:span text:style-name="Strong_20_Emphasis"><text:span text:style-name="T1">Image Makers, Inc – Remote</text:span></text:span><text:span text:style-name="T1"> | </text:span><text:span text:style-name="T23">June</text:span><text:span text:style-name="Emphasis"><text:span text:style-name="T23"> 2023 – March 2025</text:span></text:span></text:p>
      <text:list text:style-name="L7">
        <text:list-item>
          <text:p text:style-name="P27">Lead a small <text:span text:style-name="T24">back-end </text:span>development team in India on <text:span text:style-name="T25">four</text:span> web projects</text:p>
        </text:list-item>
        <text:list-item>
          <text:p text:style-name="P28">Prepared software architecture for <text:span text:style-name="T26">several</text:span> .NET Core/<text:span text:style-name="T24">React/</text:span>NextJS<text:span text:style-name="T26"> </text:span>projects <text:span text:style-name="T27">and built core application features throughout the development life-cycle</text:span></text:p>
        </text:list-item>
        <text:list-item>
          <text:p text:style-name="P27">Maintained git repositories <text:span text:style-name="T25">and our CI/CD</text:span> using Azure DevOps <text:span text:style-name="T25">&amp; Azure App Services, </text:span><text:span text:style-name="T28">approving git PRs, optimizing deployment pipelines, and diagnosing issues with microservices</text:span></text:p>
        </text:list-item>
        <text:list-item>
          <text:p text:style-name="P27">Ensured code quality and mentored team members to improve their <text:span text:style-name="T29">core</text:span> skills</text:p>
        </text:list-item>
        <text:list-item>
          <text:p text:style-name="P27">Worked with project managers <text:span text:style-name="T25">using Asana, Figma, </text:span><text:span text:style-name="T28">&amp; Slack</text:span><text:span text:style-name="T25"> </text:span>to meet <text:span text:style-name="T11">our </text:span>client expectations</text:p>
        </text:list-item>
        <text:list-item>
          <text:p text:style-name="P29">Configured NextJs &amp; React for optimal settings in a production environment</text:p>
        </text:list-item>
        <text:list-item>
          <text:p text:style-name="P30"><text:span text:style-name="Strong_20_Emphasis"><text:span text:style-name="T30">Back-end Technologies used</text:span></text:span><text:span text:style-name="Strong_20_Emphasis"><text:span text:style-name="T31">: </text:span></text:span><text:span text:style-name="Strong_20_Emphasis"><text:span text:style-name="T32">C# </text:span></text:span><text:span text:style-name="Strong_20_Emphasis"><text:span text:style-name="T31">&amp; </text:span></text:span><text:span text:style-name="Strong_20_Emphasis"><text:span text:style-name="T15">ASP.NET 8.0 </text:span></text:span><text:span text:style-name="Strong_20_Emphasis"><text:span text:style-name="T32">(</text:span></text:span><text:span text:style-name="Strong_20_Emphasis"><text:span text:style-name="T15">MVC, </text:span></text:span><text:span text:style-name="Strong_20_Emphasis"><text:span text:style-name="T32">REST </text:span></text:span><text:span text:style-name="Strong_20_Emphasis"><text:span text:style-name="T15">APIs, </text:span></text:span><text:span text:style-name="Strong_20_Emphasis"><text:span text:style-name="T32">Swagger)</text:span></text:span><text:span text:style-name="Strong_20_Emphasis"><text:span text:style-name="T15">, Dapper, Entity Framework </text:span></text:span><text:span text:style-name="Strong_20_Emphasis"><text:span text:style-name="T31">Core</text:span></text:span><text:span text:style-name="Strong_20_Emphasis"><text:span text:style-name="T15">, </text:span></text:span><text:span text:style-name="Strong_20_Emphasis"><text:span text:style-name="T33">SQL Server 2019, </text:span></text:span><text:span text:style-name="Strong_20_Emphasis"><text:span text:style-name="T34">Microsoft Identity </text:span></text:span><text:span text:style-name="Strong_20_Emphasis"><text:span text:style-name="T32">&amp; Active Directory</text:span></text:span><text:span text:style-name="Strong_20_Emphasis"><text:span text:style-name="T15">, Azure DevOps, CI/CD, git, Azure App Services</text:span></text:span></text:p>
        </text:list-item>
        <text:list-item>
          <text:p text:style-name="P30"><text:span text:style-name="Strong_20_Emphasis"><text:span text:style-name="T30">Front-end Technologies used</text:span></text:span><text:span text:style-name="Strong_20_Emphasis"><text:span text:style-name="T31">: React 18, NextJs 15, </text:span></text:span><text:span text:style-name="Strong_20_Emphasis"><text:span text:style-name="T33">Redux, </text:span></text:span><text:span text:style-name="Strong_20_Emphasis"><text:span text:style-name="T31">NodeJs, Webpack </text:span></text:span><text:span text:style-name="Strong_20_Emphasis"><text:span text:style-name="T33">&amp; Babel</text:span></text:span><text:span text:style-name="Strong_20_Emphasis"><text:span text:style-name="T31">, </text:span></text:span><text:span text:style-name="Strong_20_Emphasis"><text:span text:style-name="T33">HTML, CSS, </text:span></text:span><text:span text:style-name="Strong_20_Emphasis"><text:span text:style-name="T35">Schema.org</text:span></text:span></text:p>
        </text:list-item>
        <text:list-item>
          <text:p text:style-name="P31"><text:span text:style-name="Strong_20_Emphasis"><text:span text:style-name="T15">Worked remotely from various locations, including the Philippines, Indonesia, and Taiwan</text:span></text:span></text:p>
        </text:list-item>
      </text:list>
      <text:p text:style-name="Text_20_body"><text:span text:style-name="Strong_20_Emphasis"><text:span text:style-name="T1"/></text:span></text:p>
      <text:p text:style-name="Text_20_body"><text:span text:style-name="Strong_20_Emphasis"><text:span text:style-name="T1">Senior Software Engineer (remote)</text:span></text:span></text:p>
      <text:p text:style-name="Text_20_body"><text:span text:style-name="Strong_20_Emphasis"><text:span text:style-name="T1">HCSS – Houston, TX</text:span></text:span><text:span text:style-name="T1"> | </text:span><text:span text:style-name="Emphasis"><text:span text:style-name="T1">March 2022 – June 2023</text:span></text:span></text:p>
      <text:list text:continue-numbering="true" text:style-name="L7">
        <text:list-item>
          <text:p text:style-name="P27">Lead a development team <text:span text:style-name="T36">and hired to</text:span> improv<text:span text:style-name="T36">e</text:span> <text:span text:style-name="T36">our </text:span>heavy construction blueprint <text:span text:style-name="T26">software</text:span> <text:span text:style-name="T26">built </text:span><text:span text:style-name="T36">for the web </text:span><text:span text:style-name="T26">using .NET Core MVC REST APIs &amp; AngularJs.</text:span></text:p>
        </text:list-item>
        <text:list-item>
          <text:p text:style-name="P32">Upgraded <text:span text:style-name="T26">our </text:span>legacy .NET Core 2.0 <text:span text:style-name="T26">app</text:span> to .NET 6.0 and redeployed <text:span text:style-name="T26">using</text:span> CloudFormation.</text:p>
        </text:list-item>
        <text:list-item>
          <text:p text:style-name="P27"><text:span text:style-name="T36">Lead the implementation of </text:span>React 17 <text:span text:style-name="T36">to gradually replace our existing </text:span>AngularJ<text:span text:style-name="T37">s</text:span> <text:span text:style-name="T36">front-end,</text:span> <text:span text:style-name="T36">replacing various AngularJs components with React components.</text:span></text:p>
        </text:list-item>
        <text:list-item>
          <text:p text:style-name="P27">Deployed and managed cloud infrastructure via Azure DevOps <text:span text:style-name="T36">Pipelines</text:span>.</text:p>
        </text:list-item>
        <text:list-item>
          <text:p text:style-name="P27"><text:span text:style-name="T26">Developed i</text:span>ntegration test<text:span text:style-name="T26">s</text:span> <text:span text:style-name="T26">for various </text:span>app features &amp; user interactions using Cypress.io, <text:span text:style-name="T36">ensuring the stability of our application each time we released a new version</text:span></text:p>
        </text:list-item>
        <text:list-item>
          <text:p text:style-name="P33">Optimized .NET APIs to deliver smaller data structures, improving application performance and reducing bandwidth across the database, web server, and user’s web browser.</text:p>
        </text:list-item>
      </text:list>
      <text:h text:style-name="Heading_20_4" text:outline-level="4"><text:span text:style-name="Strong_20_Emphasis"><text:span text:style-name="T1"/></text:span></text:h>
      <text:h text:style-name="P34" text:outline-level="4"><text:span text:style-name="Strong_20_Emphasis"><text:span text:style-name="T1">Implementation Consultant (remote)</text:span></text:span></text:h>
      <text:p text:style-name="Text_20_body"><text:span text:style-name="Strong_20_Emphasis"><text:span text:style-name="T1">Revalize – Remote</text:span></text:span><text:span text:style-name="T1"> | </text:span><text:span text:style-name="Emphasis"><text:span text:style-name="T1">February 2021 – March 2022</text:span></text:span></text:p>
      <text:list text:style-name="L8">
        <text:list-item>
          <text:p text:style-name="P35">Customized in-house 2D/3D platforms for client-specific needs using Angular <text:span text:style-name="T37">15</text:span>, SQL Server 2018, Unity 3D, and C#.</text:p>
        </text:list-item>
        <text:list-item>
          <text:p text:style-name="P35">Collaborated with project managers in an Agile environment, integrating Microsoft DevOps CI/CD workflows.</text:p>
        </text:list-item>
        <text:list-item>
          <text:p text:style-name="P35">Enhanced 3D visualization tools for industrial equipment configuration.</text:p>
        </text:list-item>
      </text:list>
      <text:h text:style-name="P36" text:outline-level="4"><text:span text:style-name="Strong_20_Emphasis"><text:span text:style-name="T1">Software Engineer (</text:span></text:span><text:span text:style-name="Strong_20_Emphasis"><text:span text:style-name="T38">hybrid</text:span></text:span><text:span text:style-name="Strong_20_Emphasis"><text:span text:style-name="T1">)</text:span></text:span></text:h>
      <text:p text:style-name="Text_20_body"><text:span text:style-name="Strong_20_Emphasis"><text:span text:style-name="T1">Breckpoint, Inc. – Las Vegas, NV</text:span></text:span><text:span text:style-name="T1"> | </text:span><text:span text:style-name="Emphasis"><text:span text:style-name="T1">October 2018 – August 2020</text:span></text:span></text:p>
      <text:list text:style-name="L9">
        <text:list-item>
          <text:p text:style-name="P37">Led architecture development for a next-gen web application using ASP.NET Core, AngularJs, Entity Framework, Dapper, and SQL Server 2018.</text:p>
        </text:list-item>
        <text:list-item>
          <text:p text:style-name="P37">Authored documentation on front-end/back-end architecture and software development processes.</text:p>
        </text:list-item>
        <text:list-item>
          <text:p text:style-name="P37">Provided mentorship to developers, ensuring code quality and best practices.</text:p>
        </text:list-item>
      </text:list>
      <text:h text:style-name="Heading_20_4" text:outline-level="4"><text:span text:style-name="Strong_20_Emphasis"><text:span text:style-name="T1">Software Engineer / Founder</text:span></text:span></text:h>
      <text:p text:style-name="Text_20_body"><text:span text:style-name="Strong_20_Emphasis"><text:span text:style-name="T1">Datasilk</text:span></text:span><text:span text:style-name="T1"> | </text:span><text:span text:style-name="Emphasis"><text:span text:style-name="T1">January 2017 – December 2023</text:span></text:span></text:p>
      <text:list text:style-name="L10">
        <text:list-item>
          <text:p text:style-name="P38">Developed open-source projects, including:</text:p>
          <text:list>
            <text:list-item>
              <text:p text:style-name="P39"><text:a xlink:type="simple" xlink:href="https://saber.datasilk.io/" text:style-name="Internet_20_link" text:visited-style-name="Visited_20_Internet_20_Link"><text:span text:style-name="Strong_20_Emphasis"><text:span text:style-name="T1">Saber</text:span></text:span></text:a><text:span text:style-name="T1"> – A content management system built with ASP.NET Core and SQL Server.</text:span></text:p>
            </text:list-item>
            <text:list-item>
              <text:p text:style-name="P39"><text:a xlink:type="simple" xlink:href="https://github.com/datasilk/kandu" text:style-name="Internet_20_link" text:visited-style-name="Visited_20_Internet_20_Link"><text:span text:style-name="Strong_20_Emphasis"><text:span text:style-name="T1">Kandu</text:span></text:span></text:a><text:span text:style-name="T1"> – A Kanban tool inspired by Trello.</text:span></text:p>
            </text:list-item>
            <text:list-item>
              <text:p text:style-name="P40"><text:a xlink:type="simple" xlink:href="https://legendary.datasilk.io/" text:style-name="Internet_20_link" text:visited-style-name="Visited_20_Internet_20_Link"><text:span text:style-name="Strong_20_Emphasis"><text:span text:style-name="T1">Legendary</text:span></text:span></text:a><text:span text:style-name="T1"> – A journaling and book publishing web application.</text:span></text:p>
            </text:list-item>
            <text:list-item>
              <text:p text:style-name="P41"><text:a xlink:type="simple" xlink:href="https://dedicate.datasilk.io/" text:style-name="Internet_20_link" text:visited-style-name="Visited_20_Internet_20_Link"><text:span text:style-name="T14">Dedicate</text:span></text:a><text:span text:style-name="T1"> – A time tracking &amp; reporting system for android built in React Native</text:span></text:p>
            </text:list-item>
            <text:list-item>
              <text:p text:style-name="P40"><text:a xlink:type="simple" xlink:href="https://github.com/Datasilk/Tapestry" text:style-name="Internet_20_link" text:visited-style-name="Visited_20_Internet_20_Link"><text:span text:style-name="T14">Tapestry</text:span></text:a><text:span text:style-name="T1"> – A CSS/LESS UI framework</text:span></text:p>
            </text:list-item>
            <text:list-item>
              <text:p text:style-name="P40"><text:a xlink:type="simple" xlink:href="https://github.com/Datasilk/Selector" text:style-name="Internet_20_link" text:visited-style-name="Visited_20_Internet_20_Link"><text:span text:style-name="T14">Selector.js</text:span></text:a><text:span text:style-name="T1"> – A jQuery clone weighing in at 6kb</text:span></text:p>
            </text:list-item>
            <text:list-item>
              <text:p text:style-name="P40"><text:a xlink:type="simple" xlink:href="https://github.com/Datasilk/Saber-Collector" text:style-name="Internet_20_link" text:visited-style-name="Visited_20_Internet_20_Link"><text:span text:style-name="T14">Collector</text:span></text:a><text:span text:style-name="T1"> – A research tool used for collecting &amp; organizing data from websites</text:span></text:p>
            </text:list-item>
          </text:list>
        </text:list-item>
      </text:list>
      <text:h text:style-name="Heading_20_4" text:outline-level="4"><text:span text:style-name="Strong_20_Emphasis"><text:span text:style-name="T1">.NET Web Developer</text:span></text:span></text:h>
      <text:p text:style-name="Text_20_body"><text:span text:style-name="Strong_20_Emphasis"><text:span text:style-name="T1">FreightCenter Inc. – Palm Harbor, FL</text:span></text:span><text:span text:style-name="T1"> | </text:span><text:span text:style-name="Emphasis"><text:span text:style-name="T1">January 2017 – September 2017</text:span></text:span></text:p>
      <text:list text:style-name="L11">
        <text:list-item>
          <text:p text:style-name="P42">Rebuilt the Transit Management System (TMS) from scratch while integrating 50+ third-party Web APIs <text:span text:style-name="T39">from various shipping companies, all done</text:span> within four months.</text:p>
        </text:list-item>
        <text:list-item>
          <text:p text:style-name="P42">Migrated 1.6M+ user accounts and historical data to a new system.</text:p>
        </text:list-item>
        <text:list-item>
          <text:p text:style-name="P42">Technologies Used: ASP.NET Core MVC &amp; APIs, C#, Razor, Dapper, SQL <text:s/>Server </text:p>
        </text:list-item>
      </text:list>
      <text:h text:style-name="Heading_20_4" text:outline-level="4"><text:span text:style-name="Strong_20_Emphasis"><text:span text:style-name="T1"/></text:span></text:h>
      <text:h text:style-name="P34" text:outline-level="4"><text:span text:style-name="Strong_20_Emphasis"><text:span text:style-name="T1">Senior Web Developer</text:span></text:span></text:h>
      <text:p text:style-name="Text_20_body"><text:span text:style-name="Strong_20_Emphasis"><text:span text:style-name="T1">GoSolid – Seattle, WA</text:span></text:span><text:span text:style-name="T1"> | </text:span><text:span text:style-name="Emphasis"><text:span text:style-name="T1">July 2016 – November 2016</text:span></text:span></text:p>
      <text:list text:style-name="L12">
        <text:list-item>
          <text:p text:style-name="P43">Developed front-end and back-end solutions for a Magento 2.1 e-commerce website.</text:p>
        </text:list-item>
        <text:list-item>
          <text:p text:style-name="P43">Optimized performance and implemented AWS cloud solutions.</text:p>
        </text:list-item>
      </text:list>
      <text:h text:style-name="Heading_20_4" text:outline-level="4"><text:span text:style-name="Strong_20_Emphasis"><text:span text:style-name="T1">Senior Web Developer</text:span></text:span></text:h>
      <text:p text:style-name="Text_20_body"><text:span text:style-name="Strong_20_Emphasis"><text:span text:style-name="T1">Extreme Arts &amp; Sciences – Seattle, WA</text:span></text:span><text:span text:style-name="T1"> | </text:span><text:span text:style-name="Emphasis"><text:span text:style-name="T1">September 2015 – May 2016</text:span></text:span></text:p>
      <text:list text:style-name="L13">
        <text:list-item>
          <text:p text:style-name="P44">Migrated and optimized Magento-based e-commerce websites using AWS and Azure.</text:p>
        </text:list-item>
        <text:list-item>
          <text:p text:style-name="P44">Built and maintained .NET Web Forms applications with Microsoft Azure integration.</text:p>
        </text:list-item>
      </text:list>
      <text:h text:style-name="Heading_20_4" text:outline-level="4"><text:span text:style-name="Strong_20_Emphasis"><text:span text:style-name="T1">Founder/CEO</text:span></text:span></text:h>
      <text:p text:style-name="Text_20_body"><text:span text:style-name="Strong_20_Emphasis"><text:span text:style-name="T1">Rennder, Inc. – Las Vegas, NV</text:span></text:span><text:span text:style-name="T1"> | </text:span><text:span text:style-name="Emphasis"><text:span text:style-name="T1">September 2011 – April 2015</text:span></text:span></text:p>
      <text:list text:style-name="L14">
        <text:list-item>
          <text:p text:style-name="P45">Secured funding for a SaaS-based website builder, developing the platform from the ground up using ASP.NET Web Forms, JavaScript &amp; SQL Server.</text:p>
        </text:list-item>
        <text:list-item>
          <text:p text:style-name="P45">Led a development team and managed all aspects of software architecture.</text:p>
        </text:list-item>
      </text:list>
      <text:h text:style-name="P46" text:outline-level="4"><text:span text:style-name="Strong_20_Emphasis"><text:span text:style-name="T1">Freelance Web Developer</text:span></text:span></text:h>
      <text:p text:style-name="Text_20_body"><text:span text:style-name="Emphasis"><text:span text:style-name="T1">1999 – 2009</text:span></text:span></text:p>
      <text:list text:style-name="L15">
        <text:list-item>
          <text:p text:style-name="P47">Delivered full-stack web solutions for various industries, from e-commerce to custom CMS platforms.</text:p>
        </text:list-item>
        <text:list-item>
          <text:p text:style-name="P47">Developed and maintained client websites, working with .NET, PHP, and JavaScript technologies.</text:p>
        </text:list-item>
        <text:list-item>
          <text:p text:style-name="P48"><text:span text:style-name="Strong_20_Emphasis"><text:span text:style-name="T1"/></text:span></text:p>
        </text:list-item>
      </text:list>
      <text:p text:style-name="Horizontal_20_Line"><text:span text:style-name="Strong_20_Emphasis"><text:span text:style-name="T1"/></text:span></text:p>
      <text:h text:style-name="P49" text:outline-level="3">Education &amp; Certifications</text:h>
      <text:list text:style-name="L16">
        <text:list-item>
          <text:p text:style-name="P50">Self-taught software engineer with 2<text:span text:style-name="T2">6</text:span>+ years of professional experience</text:p>
        </text:list-item>
        <text:list-item>
          <text:p text:style-name="P50">Various professional development courses in software architecture and cloud computing</text:p>
        </text:list-item>
      </text:list>
      <text:h text:style-name="Heading_20_3" text:outline-level="3"><text:span text:style-name="Strong_20_Emphasis"><text:span text:style-name="T1">Additional Information</text:span></text:span></text:h>
      <text:list text:style-name="L17">
        <text:list-item>
          <text:p text:style-name="P51">Authorized to work in the U.S. for any employer</text:p>
        </text:list-item>
        <text:list-item>
          <text:p text:style-name="P51">U.S. Citizen</text:p>
        </text:list-item>
      </text:list>
      <text:p text:style-name="P52"/>
      <text:p text:style-name="P52"/>
      <text:h text:style-name="P53" text:outline-level="3">Professional References</text:h>
      <text:p text:style-name="P52"/>
      <text:p text:style-name="P54">Manager Name: <text:tab/><text:tab/><text:span text:style-name="T40">Michael Golden</text:span></text:p>
      <text:p text:style-name="P55">Company Name: <text:tab/><text:tab/><text:span text:style-name="T40">Image Makers, Inc.</text:span></text:p>
      <text:p text:style-name="P55">Manager Title: <text:tab/><text:tab/><text:span text:style-name="T40">Director of Software Engineering</text:span></text:p>
      <text:p text:style-name="P55">Manager’s work number: <text:tab/><text:span text:style-name="T40">602-881-8129</text:span></text:p>
      <text:p text:style-name="P55">Manager’s work email:<text:tab/><text:span text:style-name="T40">michaelg@imagemakers-inc.com</text:span></text:p>
      <text:p text:style-name="P56">LinkedIn Profile:<text:tab/><text:tab/><text:a xlink:type="simple" xlink:href="https://www.linkedin.com/in/michaelgolden/" text:style-name="Internet_20_link" text:visited-style-name="Visited_20_Internet_20_Link">https://www.linkedin.com/in/michaelgolden/</text:a></text:p>
      <text:p text:style-name="P55">Manager relationship:<text:tab/><text:span text:style-name="T40">My Supervisor</text:span></text:p>
      <text:p text:style-name="P52"/>
      <text:p text:style-name="P54">Manager Name: <text:tab/><text:tab/><text:span text:style-name="T40">Kamran Bumbia</text:span></text:p>
      <text:p text:style-name="P55">Company Name: <text:tab/><text:tab/><text:span text:style-name="T40">HCSS, Inc.</text:span></text:p>
      <text:p text:style-name="P55">Manager Title: <text:tab/><text:tab/><text:span text:style-name="T40">Software Development Supervisor</text:span></text:p>
      <text:p text:style-name="P55">Manager’s work number: <text:tab/><text:span text:style-name="T40">713-822-2769</text:span></text:p>
      <text:p text:style-name="P55">Manager’s work email:<text:tab/><text:span text:style-name="T40">kamran.bumbia@hcss.com</text:span></text:p>
      <text:p text:style-name="P56">LinkedIn Profile:<text:tab/><text:tab/><text:a xlink:type="simple" xlink:href="https://www.linkedin.com/in/kamranbumbia/" text:style-name="Internet_20_link" text:visited-style-name="Visited_20_Internet_20_Link">https://www.linkedin.com/in/kamranbumbia/</text:a></text:p>
      <text:p text:style-name="P55"><text:span text:style-name="T41">Manager relationship:</text:span><text:span text:style-name="T40"><text:tab/>My Supervisor</text:span></text:p>
      <text:p text:style-name="P52"/>
      <text:p text:style-name="P54">Manager Name: <text:tab/><text:tab/><text:span text:style-name="T40">Tony Petersen</text:span></text:p>
      <text:p text:style-name="P55">Company Name: <text:tab/><text:tab/><text:span text:style-name="T40">Revalize</text:span></text:p>
      <text:p text:style-name="P55">Manager Title: <text:tab/><text:tab/><text:span text:style-name="T40">Project Manager</text:span></text:p>
      <text:p text:style-name="P55">Manager’s work number: <text:tab/><text:span text:style-name="T40">605-868-8351</text:span></text:p>
      <text:p text:style-name="P55">Manager’s work email:<text:tab/><text:span text:style-name="T40">tony.petersen@revalizesoftware.com</text:span></text:p>
      <text:p text:style-name="P56">LinkedIn Profile:<text:tab/><text:tab/><text:a xlink:type="simple" xlink:href="https://www.linkedin.com/in/tony-petersen-a13041209/" text:style-name="Internet_20_link" text:visited-style-name="Visited_20_Internet_20_Link">https://www.linkedin.com/in/tony-petersen-a13041209/</text:a><text:tab/></text:p>
      <text:p text:style-name="P55"><text:span text:style-name="T41">Manager relationship:</text:span><text:span text:style-name="T40"><text:tab/>My Supervisor</text:span></text:p>
      <text:p text:style-name="P55"/>
      <text:p text:style-name="P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25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k Entingh</meta:initial-creator>
    <meta:creation-date>2025-01-28T04:29:10.85</meta:creation-date>
    <dc:date>2025-12-02T03:10:25.747765300</dc:date>
    <meta:editing-duration>PT10H8M54S</meta:editing-duration>
    <meta:editing-cycles>55</meta:editing-cycles>
    <meta:generator>LibreOffice/25.2.6.2$Windows_X86_64 LibreOffice_project/729c5bfe710f5eb71ed3bbde9e06a6065e9c6c5d</meta:generator>
    <meta:print-date>2025-09-10T21:40:07.357545400</meta:print-date>
    <meta:printed-by>PDF files</meta:printed-by>
    <meta:document-statistic meta:table-count="0" meta:image-count="0" meta:object-count="0" meta:page-count="7" meta:paragraph-count="138" meta:word-count="1668" meta:character-count="11755" meta:non-whitespace-character-count="10236"/>
  </office:meta>
</office:document-meta>
</file>